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Arial1"/>
    </style:style>
    <style:style style:name="P2" style:family="paragraph" style:parent-style-name="Text_20_body">
      <style:text-properties style:font-name="Arial1"/>
    </style:style>
    <style:style style:name="P3" style:family="paragraph" style:parent-style-name="Horizontal_20_Line">
      <style:paragraph-properties fo:margin-top="0in" fo:margin-bottom="0.0972in" style:contextual-spacing="false" fo:line-height="115%"/>
      <style:text-properties style:font-name="Arial1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style:font-name="Arial1"/>
    </style:style>
    <style:style style:name="P5" style:family="paragraph" style:parent-style-name="Text_20_body" style:list-style-name="L1">
      <style:text-properties style:font-name="Arial1"/>
    </style:style>
    <style:style style:name="P6" style:family="paragraph" style:parent-style-name="Text_20_body" style:list-style-name="L2">
      <style:paragraph-properties fo:margin-top="0in" fo:margin-bottom="0in" style:contextual-spacing="false"/>
      <style:text-properties style:font-name="Arial1"/>
    </style:style>
    <style:style style:name="P7" style:family="paragraph" style:parent-style-name="Text_20_body" style:list-style-name="L2">
      <style:text-properties style:font-name="Arial1"/>
    </style:style>
    <style:style style:name="T1" style:family="text">
      <style:text-properties style:font-name="Arial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Cover Letter</text:span></text:h>
      <text:p text:style-name="P2"><text:span text:style-name="Strong_20_Emphasis">Abdul Faheem A</text:span><text:line-break/>Email: abdulfaheemasd@gmail.com | Phone: +91 8870682288<text:line-break/>Portfolio: areyouroot.github.io | LinkedIn: [Your LinkedIn Profile]</text:p>
      <text:p text:style-name="P3"/>
      <text:p text:style-name="P2"><text:span text:style-name="Strong_20_Emphasis">Date:</text:span> [Insert Date]</text:p>
      <text:p text:style-name="P2"><text:span text:style-name="Strong_20_Emphasis">To:</text:span> Hiring Manager<text:line-break/><text:span text:style-name="Strong_20_Emphasis">Company:</text:span> [Company Name]<text:line-break/><text:span text:style-name="Strong_20_Emphasis">Position:</text:span> [Job Title]</text:p>
      <text:p text:style-name="P2">Dear Hiring Manager,</text:p>
      <text:p text:style-name="P2">I am writing to express my strong interest in the [Job Title] position at [Company Name]. As a Security Engineer and Product-Focused Technologist with extensive experience in cybersecurity, automation, and full-stack development, I am excited about the opportunity to contribute to your team's success and drive innovation in security solutions.</text:p>
      <text:p text:style-name="P2">In my current role as Software Engineer (Security &amp; R&amp;D) at Hubstream India Pvt Ltd, I have successfully bridged the gap between engineering and security teams while delivering measurable results. I conducted comprehensive penetration testing across product suites, built automated installer tools for IIS-based deployments, and integrated security tools like Snyk and SonarQube into CI/CD pipelines. These initiatives reduced manual effort by 40% and accelerated release cycles through secure DevOps practices.</text:p>
      <text:p text:style-name="P2">My entrepreneurial experience includes leading a Digital Forensics &amp; AI Security startup where I prototyped AI-powered forensic tools for real-time incident analysis and managed a founding team of three members. Additionally, as Lead of the Trust Null Security Team, I've built a cybersecurity automation team focused on ethical hacking R&amp;D while mentoring peers on secure coding and defense techniques.</text:p>
      <text:p text:style-name="P2">What sets me apart is my unique combination of technical expertise and business acumen. I possess strong skills in:</text:p>
      <text:list text:style-name="L1">
        <text:list-item>
          <text:p text:style-name="P4"><text:span text:style-name="Strong_20_Emphasis">Cybersecurity:</text:span> Penetration testing, vulnerability management, OWASP, ethical hacking, and DevSecOps </text:p>
        </text:list-item>
        <text:list-item>
          <text:p text:style-name="P4"><text:span text:style-name="Strong_20_Emphasis">Engineering:</text:span> Python, C#, Angular, Docker, CI/CD, and Azure DevOps </text:p>
        </text:list-item>
        <text:list-item>
          <text:p text:style-name="P4"><text:span text:style-name="Strong_20_Emphasis">Leadership:</text:span> Product roadmap development, program management, and team mentoring </text:p>
        </text:list-item>
        <text:list-item>
          <text:p text:style-name="P5"><text:span text:style-name="Strong_20_Emphasis">Business Strategy:</text:span> Risk assessment, business analysis, and stakeholder management </text:p>
        </text:list-item>
      </text:list>
      <text:p text:style-name="P2">My educational background includes a B.Tech in Information Technology with a CGPA of 8.75/10, complemented by certifications including Certified Ethical Hacker (CEH) and specialized training from IIT Bombay. I am passionate about integrating AI with security <text:soft-page-break/>systems to drive innovation and have hands-on experience in managing startup projects while aligning technical initiatives with business goals.</text:p>
      <text:p text:style-name="P2">I am particularly drawn to [Company Name] because of [mention something specific about the company/role that interests you]. I believe my proven track record in security engineering, product development, and cross-functional leadership would make me a valuable addition to your team.</text:p>
      <text:p text:style-name="P2">I would welcome the opportunity to discuss how my experience in cybersecurity, automation, and product development can contribute to [Company Name]'s continued success. Thank you for considering my application. I look forward to hearing from you.</text:p>
      <text:p text:style-name="P2">Sincerely,<text:line-break/><text:span text:style-name="Strong_20_Emphasis">Abdul Faheem A</text:span></text:p>
      <text:p text:style-name="P3"/>
      <text:p text:style-name="P2"><text:span text:style-name="Emphasis">Instructions for use:</text:span></text:p>
      <text:list text:style-name="L2">
        <text:list-item>
          <text:p text:style-name="P6">Replace [Job Title] with the specific position you're applying for </text:p>
        </text:list-item>
        <text:list-item>
          <text:p text:style-name="P6">Replace [Company Name] with the target company </text:p>
        </text:list-item>
        <text:list-item>
          <text:p text:style-name="P6">Insert the current date </text:p>
        </text:list-item>
        <text:list-item>
          <text:p text:style-name="P6">Add specific details about why you're interested in that particular company/role in the indicated section </text:p>
        </text:list-item>
        <text:list-item>
          <text:p text:style-name="P7">Update your LinkedIn profile URL if needed </text:p>
        </text:list-item>
      </text:list>
      <text:p text:style-name="P2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25T21:51:55.804000000</meta:creation-date>
    <dc:date>2025-09-27T13:00:11.676258400</dc:date>
    <meta:editing-duration>PT1M36S</meta:editing-duration>
    <meta:editing-cycles>4</meta:editing-cycles>
    <meta:generator>LibreOffice/25.8.1.1$Windows_X86_64 LibreOffice_project/54047653041915e595ad4e45cccea684809c77b5</meta:generator>
    <meta:document-statistic meta:table-count="0" meta:image-count="0" meta:object-count="0" meta:page-count="2" meta:paragraph-count="23" meta:word-count="460" meta:character-count="3233" meta:non-whitespace-character-count="2796"/>
  </office:meta>
</office:document-meta>
</file>